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1cm"/>
    </style:style>
    <style:style style:name="gr10" style:family="graphic" style:parent-style-name="standard">
      <style:graphic-properties svg:stroke-color="#000000" draw:marker-end="Arrow" draw:fill-color="#000000" draw:textarea-vertical-align="middle"/>
    </style:style>
    <style:style style:name="gr11" style:family="graphic" style:parent-style-name="standard">
      <style:graphic-properties svg:stroke-color="#000000" draw:marker-start="" draw:marker-end="Arrow" draw:fill-color="#000000" draw:textarea-vertical-align="middle"/>
    </style:style>
    <style:style style:name="gr12" style:family="graphic" style:parent-style-name="standard">
      <style:graphic-properties svg:stroke-color="#000000" draw:marker-start="Arrow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text-position="-33% 58%" style:font-name="Liberation Serif"/>
    </style:style>
    <style:style style:name="T3" style:family="text">
      <style:text-properties style:text-position="0% 100%" style:font-name="Liberation Seri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18pt" fo:font-style="normal" fo:text-shadow="none" style:text-underline-style="none" fo:font-weight="bold" style:letter-kerning="true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23cm" svg:y1="7.539cm" svg:x2="7.223cm" svg:y2="11.857cm">
          <text:p/>
        </draw:line>
        <draw:line draw:style-name="gr1" draw:text-style-name="P1" draw:layer="layout" svg:x1="11.541cm" svg:y1="13.254cm" svg:x2="7.223cm" svg:y2="11.857cm">
          <text:p/>
        </draw:line>
        <draw:line draw:style-name="gr1" draw:text-style-name="P1" draw:layer="layout" svg:x1="3.286cm" svg:y1="13.127cm" svg:x2="7.223cm" svg:y2="11.857cm">
          <text:p/>
        </draw:line>
        <draw:frame draw:style-name="gr2" draw:text-style-name="P2" draw:layer="layout" svg:width="0.635cm" svg:height="0.954cm" svg:x="6.843cm" svg:y="6.523cm">
          <draw:text-box>
            <text:p><text:span text:style-name="T1">y</text:span></text:p>
          </draw:text-box>
        </draw:frame>
        <draw:frame draw:style-name="gr2" draw:text-style-name="P2" draw:layer="layout" svg:width="0.635cm" svg:height="0.954cm" svg:x="2.524cm" svg:y="12.746cm">
          <draw:text-box>
            <text:p><text:span text:style-name="T1">z</text:span></text:p>
          </draw:text-box>
        </draw:frame>
        <draw:frame draw:style-name="gr2" draw:text-style-name="P2" draw:layer="layout" svg:width="0.635cm" svg:height="0.954cm" svg:x="11.414cm" svg:y="12.746cm">
          <draw:text-box>
            <text:p><text:span text:style-name="T1">x</text:span></text:p>
          </draw:text-box>
        </draw:frame>
        <draw:line draw:style-name="gr3" draw:text-style-name="P1" draw:layer="layout" svg:x1="4.683cm" svg:y1="9.317cm" svg:x2="13.319cm" svg:y2="7.285cm">
          <text:p/>
        </draw:line>
        <draw:line draw:style-name="gr4" draw:text-style-name="P1" draw:layer="layout" svg:x1="19.161cm" svg:y1="11.541cm" svg:x2="4.683cm" svg:y2="9.317cm">
          <text:p/>
        </draw:line>
        <draw:line draw:style-name="gr5" draw:text-style-name="P1" draw:layer="layout" svg:x1="23.606cm" svg:y1="8.62cm" svg:x2="13.319cm" svg:y2="7.285cm">
          <text:p/>
        </draw:line>
        <draw:frame draw:style-name="gr6" draw:text-style-name="P2" draw:layer="layout" svg:width="5.207cm" svg:height="1.657cm" svg:x="10.906cm" svg:y="6.328cm">
          <draw:text-box>
            <text:p><text:span text:style-name="T1">(x</text:span><text:span text:style-name="T2">1</text:span><text:span text:style-name="T3">,y</text:span><text:span text:style-name="T2">1</text:span><text:span text:style-name="T3">,z</text:span><text:span text:style-name="T2">1</text:span><text:span text:style-name="T3">)</text:span></text:p>
          </draw:text-box>
        </draw:frame>
        <draw:frame draw:style-name="gr6" draw:text-style-name="P2" draw:layer="layout" svg:width="5.207cm" svg:height="1.657cm" svg:x="2.27cm" svg:y="8.36cm">
          <draw:text-box>
            <text:p><text:span text:style-name="T1">(x</text:span><text:span text:style-name="T2">0</text:span><text:span text:style-name="T3">,y</text:span><text:span text:style-name="T2">0</text:span><text:span text:style-name="T3">,z</text:span><text:span text:style-name="T2">0</text:span><text:span text:style-name="T3">)</text:span></text:p>
          </draw:text-box>
        </draw:frame>
        <draw:line draw:style-name="gr7" draw:text-style-name="P1" draw:layer="layout" svg:x1="2.397cm" svg:y1="7.096cm" svg:x2="5.445cm" svg:y2="7.604cm">
          <text:p/>
        </draw:line>
        <draw:frame draw:style-name="gr6" draw:text-style-name="P3" draw:layer="layout" svg:width="5.207cm" svg:height="1.657cm" svg:x="1.254cm" svg:y="6.074cm">
          <draw:text-box>
            <text:p><text:span text:style-name="T4">u</text:span><text:span text:style-name="T5">∞</text:span><text:span text:style-name="T6">*V</text:span><text:span text:style-name="T7">∞</text:span></text:p>
          </draw:text-box>
        </draw:frame>
        <draw:line draw:style-name="gr8" draw:text-style-name="P1" draw:layer="layout" svg:x1="2.27cm" svg:y1="9.89cm" svg:x2="15.859cm" svg:y2="6.715cm">
          <text:p/>
        </draw:line>
        <draw:frame draw:style-name="gr9" draw:text-style-name="P4" draw:layer="layout" svg:width="6.223cm" svg:height="2.36cm" draw:transform="rotate (0.241902634326414) translate (15.732cm 6.329cm)">
          <draw:text-box>
            <text:p><text:span text:style-name="T8">Locus of aerodynamic centers</text:span></text:p>
          </draw:text-box>
        </draw:frame>
        <draw:frame draw:style-name="gr9" draw:text-style-name="P4" draw:layer="layout" svg:width="6.223cm" svg:height="2.36cm" draw:transform="rotate (-0.15690509975429) translate (13.649cm 10.016cm)">
          <draw:text-box>
            <text:p><text:span text:style-name="T8">Trailing segment</text:span></text:p>
          </draw:text-box>
        </draw:frame>
        <draw:frame draw:style-name="gr9" draw:text-style-name="P4" draw:layer="layout" svg:width="6.223cm" svg:height="2.36cm" draw:transform="rotate (-0.121474915938805) translate (19.701cm 7.477cm)">
          <draw:text-box>
            <text:p><text:span text:style-name="T8">Trailing segment</text:span></text:p>
          </draw:text-box>
        </draw:frame>
        <draw:frame draw:style-name="gr9" draw:text-style-name="P4" draw:layer="layout" svg:width="6.223cm" svg:height="2.36cm" draw:transform="rotate (0.239633706298821) translate (9.763cm 8.065cm)">
          <draw:text-box>
            <text:p><text:span text:style-name="T8">Bound segment</text:span></text:p>
          </draw:text-box>
        </draw:frame>
        <draw:ellipse draw:style-name="gr10" draw:text-style-name="P5" draw:layer="layout" svg:width="1.143cm" svg:height="1.651cm" svg:x="8.239cm" svg:y="7.477cm" draw:kind="arc" draw:start-angle="219.02" draw:end-angle="135.56">
          <text:p/>
        </draw:ellipse>
        <draw:ellipse draw:style-name="gr11" draw:text-style-name="P5" draw:layer="layout" svg:width="1.143cm" svg:height="1.651cm" svg:x="11.668cm" svg:y="9.636cm" draw:kind="arc" draw:start-angle="219.02" draw:end-angle="135.56">
          <text:p/>
        </draw:ellipse>
        <draw:ellipse draw:style-name="gr12" draw:text-style-name="P5" draw:layer="layout" svg:width="1.029cm" svg:height="1.651cm" svg:x="18.145cm" svg:y="7.096cm" draw:kind="arc" draw:start-angle="44.36" draw:end-angle="321.04">
          <text:p/>
        </draw:ellipse>
        <draw:frame draw:style-name="gr13" draw:text-style-name="P2" draw:layer="layout" svg:width="1.143cm" svg:height="1.016cm" svg:x="7.985cm" svg:y="6.715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1.414cm" svg:y="8.874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7.764cm" svg:y="6.461cm">
          <draw:text-box>
            <text:p><text:span text:style-name="T9">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0:29:11.204659548</meta:creation-date>
    <dc:date>2019-05-22T16:52:03.177802493</dc:date>
    <meta:editing-duration>P1DT3H47M18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